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4eca85" officeooo:paragraph-rsid="524eca85"/>
    </style:style>
    <style:style style:name="P3" style:family="paragraph" style:parent-style-name="Text_20_body">
      <style:text-properties officeooo:rsid="2d3664f6" officeooo:paragraph-rsid="5251f641"/>
    </style:style>
    <style:style style:name="P4" style:family="paragraph" style:parent-style-name="Text_20_body">
      <style:text-properties officeooo:rsid="52525c4d" officeooo:paragraph-rsid="52525c4d"/>
    </style:style>
    <style:style style:name="P5" style:family="paragraph" style:parent-style-name="Text_20_body" style:master-page-name="Standard">
      <style:paragraph-properties style:page-number="auto"/>
      <style:text-properties officeooo:paragraph-rsid="52545a62"/>
    </style:style>
    <style:style style:name="P6" style:family="paragraph" style:parent-style-name="Text_20_body">
      <style:text-properties officeooo:paragraph-rsid="52545a62"/>
    </style:style>
    <style:style style:name="P7" style:family="paragraph" style:parent-style-name="Text_20_body">
      <style:text-properties officeooo:rsid="5256355e" officeooo:paragraph-rsid="5256355e"/>
    </style:style>
    <style:style style:name="P8" style:family="paragraph" style:parent-style-name="Text_20_body">
      <style:text-properties officeooo:rsid="52579e78" officeooo:paragraph-rsid="52579e78"/>
    </style:style>
    <style:style style:name="T1" style:family="text">
      <style:text-properties officeooo:rsid="5250c81f"/>
    </style:style>
    <style:style style:name="T2" style:family="text">
      <style:text-properties officeooo:rsid="52545a62"/>
    </style:style>
    <style:style style:name="T3" style:family="text">
      <style:text-properties officeooo:rsid="52590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Catalog of medieval names: </text:span><text:a xlink:type="simple" xlink:href="http://dmnes.org/names" text:style-name="Internet_20_link" text:visited-style-name="Visited_20_Internet_20_Link">http://dmnes.org/names</text:a></text:p>
      <text:p text:style-name="P6"/>
      <text:p text:style-name="P7">Article about creating names:</text:p>
      <text:p text:style-name="P6"><text:a xlink:type="simple" xlink:href="https://www.reddit.com/r/DnDBehindTheScreen/comments/50pcg1/a_post_about_names_names_for_speakers_of_the/" text:style-name="Internet_20_link" text:visited-style-name="Visited_20_Internet_20_Link">https://www.reddit.com/r/DnDBehindTheScreen/comments/50pcg1/a_post_about_names_names_for_speakers_of_the/</text:a></text:p>
      <text:p text:style-name="P6"/>
      <text:p text:style-name="P8">Name generators:</text:p>
      <text:p text:style-name="P6">http://generators.christopherpound.com/</text:p>
      <text:h text:style-name="Heading_20_1" text:outline-level="1">Říše</text:h>
      <text:p text:style-name="P2">Ilurie, <text:span text:style-name="T1">Ilurové</text:span></text:p>
      <text:h text:style-name="Heading_20_1" text:outline-level="1">Female names</text:h>
      <text:p text:style-name="P3">Agira</text:p>
      <text:p text:style-name="P4">Ifar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1-01-12T14:24:08.014000000</dc:date>
    <meta:print-date>2113-01-01T00:00:00</meta:print-date>
    <meta:editing-cycles>25121</meta:editing-cycles>
    <meta:editing-duration>P75DT7H31M48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3" meta:paragraph-count="11" meta:word-count="21" meta:character-count="280" meta:non-whitespace-character-count="270"/>
  </office:meta>
</office:document-meta>
</file>